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318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 style:font-name="Times New Roman" fo:font-size="6.80000019073486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Hoja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Fecha Inicial</text:p>
          </table:table-cell>
          <table:table-cell table:style-name="ce1" office:value-type="string" calcext:value-type="string">
            <text:p>Fecha Final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Meses</text:p>
          </table:table-cell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rienios</text:p>
          </table:table-cell>
        </table:table-row>
        <table:table-row table:style-name="ro2">
          <table:table-cell office:value-type="date" office:date-value="1964-12-24" calcext:value-type="date">
            <text:p>24/12/64</text:p>
          </table:table-cell>
          <table:table-cell office:value-type="date" office:date-value="1973-03-03" calcext:value-type="date">
            <text:p>03/03/73</text:p>
          </table:table-cell>
          <table:table-cell table:number-columns-repeated="6"/>
        </table:table-row>
        <table:table-row table:style-name="ro2">
          <table:table-cell office:value-type="date" office:date-value="1966-10-31" calcext:value-type="date">
            <text:p>31/10/66</text:p>
          </table:table-cell>
          <table:table-cell office:value-type="date" office:date-value="1978-03-16" calcext:value-type="date">
            <text:p>16/03/78</text:p>
          </table:table-cell>
          <table:table-cell table:number-columns-repeated="6"/>
        </table:table-row>
        <table:table-row table:style-name="ro2">
          <table:table-cell office:value-type="date" office:date-value="1968-01-22" calcext:value-type="date">
            <text:p>22/01/68</text:p>
          </table:table-cell>
          <table:table-cell office:value-type="date" office:date-value="1978-11-07" calcext:value-type="date">
            <text:p>07/11/78</text:p>
          </table:table-cell>
          <table:table-cell table:number-columns-repeated="6"/>
        </table:table-row>
        <table:table-row table:style-name="ro2">
          <table:table-cell office:value-type="date" office:date-value="1974-02-13" calcext:value-type="date">
            <text:p>13/02/74</text:p>
          </table:table-cell>
          <table:table-cell office:value-type="date" office:date-value="1984-09-24" calcext:value-type="date">
            <text:p>24/09/84</text:p>
          </table:table-cell>
          <table:table-cell table:number-columns-repeated="6"/>
        </table:table-row>
        <table:table-row table:style-name="ro2">
          <table:table-cell office:value-type="date" office:date-value="1974-09-20" calcext:value-type="date">
            <text:p>20/09/74</text:p>
          </table:table-cell>
          <table:table-cell office:value-type="date" office:date-value="1990-10-24" calcext:value-type="date">
            <text:p>24/10/90</text:p>
          </table:table-cell>
          <table:table-cell table:number-columns-repeated="6"/>
        </table:table-row>
        <table:table-row table:style-name="ro2">
          <table:table-cell office:value-type="date" office:date-value="1977-01-31" calcext:value-type="date">
            <text:p>31/01/77</text:p>
          </table:table-cell>
          <table:table-cell office:value-type="date" office:date-value="1997-12-30" calcext:value-type="date">
            <text:p>30/12/97</text:p>
          </table:table-cell>
          <table:table-cell table:number-columns-repeated="6"/>
        </table:table-row>
        <table:table-row table:style-name="ro2">
          <table:table-cell office:value-type="date" office:date-value="1978-10-06" calcext:value-type="date">
            <text:p>06/10/78</text:p>
          </table:table-cell>
          <table:table-cell office:value-type="date" office:date-value="1998-12-08" calcext:value-type="date">
            <text:p>08/12/98</text:p>
          </table:table-cell>
          <table:table-cell table:number-columns-repeated="6"/>
        </table:table-row>
        <table:table-row table:style-name="ro2">
          <table:table-cell office:value-type="date" office:date-value="1986-03-17" calcext:value-type="date">
            <text:p>17/03/86</text:p>
          </table:table-cell>
          <table:table-cell office:value-type="date" office:date-value="2000-07-18" calcext:value-type="date">
            <text:p>18/07/00</text:p>
          </table:table-cell>
          <table:table-cell table:number-columns-repeated="6"/>
        </table:table-row>
        <table:table-row table:style-name="ro2">
          <table:table-cell office:value-type="date" office:date-value="1990-10-11" calcext:value-type="date">
            <text:p>11/10/90</text:p>
          </table:table-cell>
          <table:table-cell office:value-type="date" office:date-value="2000-11-21" calcext:value-type="date">
            <text:p>21/11/00</text:p>
          </table:table-cell>
          <table:table-cell table:number-columns-repeated="6"/>
        </table:table-row>
        <table:table-row table:style-name="ro2">
          <table:table-cell office:value-type="date" office:date-value="1991-01-16" calcext:value-type="date">
            <text:p>16/01/91</text:p>
          </table:table-cell>
          <table:table-cell office:value-type="date" office:date-value="2004-07-15" calcext:value-type="date">
            <text:p>15/07/04</text:p>
          </table:table-cell>
          <table:table-cell table:number-columns-repeated="6"/>
        </table:table-row>
        <table:table-row table:style-name="ro2">
          <table:table-cell office:value-type="date" office:date-value="1991-09-08" calcext:value-type="date">
            <text:p>08/09/91</text:p>
          </table:table-cell>
          <table:table-cell office:value-type="date" office:date-value="2008-06-10" calcext:value-type="date">
            <text:p>10/06/08</text:p>
          </table:table-cell>
          <table:table-cell table:number-columns-repeated="6"/>
        </table:table-row>
        <table:table-row table:style-name="ro2">
          <table:table-cell office:value-type="date" office:date-value="1993-01-03" calcext:value-type="date">
            <text:p>03/01/93</text:p>
          </table:table-cell>
          <table:table-cell office:value-type="date" office:date-value="2009-10-20" calcext:value-type="date">
            <text:p>20/10/09</text:p>
          </table:table-cell>
          <table:table-cell table:number-columns-repeated="6"/>
        </table:table-row>
        <table:table-row table:style-name="ro2">
          <table:table-cell office:value-type="date" office:date-value="1999-11-05" calcext:value-type="date">
            <text:p>05/11/99</text:p>
          </table:table-cell>
          <table:table-cell office:value-type="date" office:date-value="2009-10-27" calcext:value-type="date">
            <text:p>27/10/09</text:p>
          </table:table-cell>
          <table:table-cell table:number-columns-repeated="6"/>
        </table:table-row>
        <table:table-row table:style-name="ro2">
          <table:table-cell office:value-type="date" office:date-value="2002-07-20" calcext:value-type="date">
            <text:p>20/07/02</text:p>
          </table:table-cell>
          <table:table-cell office:value-type="date" office:date-value="2010-02-23" calcext:value-type="date">
            <text:p>23/02/1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3"/>
          <table:table-cell table:number-columns-repeated="5"/>
        </table:table-row>
        <table:table-row table:style-name="ro3" table:number-rows-repeated="3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5-11-28T07:41:41.394000000</meta:creation-date>
    <dc:date>2015-11-28T07:42:27.320000000</dc:date>
    <dc:creator>Diego Fernández Yebra</dc:creator>
    <meta:editing-duration>P0D</meta:editing-duration>
    <meta:editing-cycles>1</meta:editing-cycles>
    <meta:document-statistic meta:table-count="1" meta:cell-count="36" meta:object-count="0"/>
    <meta:generator>LibreOffice/4.2.4.2$Windows_x86 LibreOffice_project/63150712c6d317d27ce2db16eb94c2f3d7b699f8</meta:generator>
  </office:meta>
</office:document-meta>
</file>